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3" style:family="table-cell">
      <style:table-cell-properties fo:padding="0.097cm" fo:border-left="0.05pt solid #000000" fo:border-right="none" fo:border-top="none" fo:border-bottom="0.05pt solid #000000"/>
    </style:style>
    <style:style style:name="historique.B3" style:family="table-cell">
      <style:table-cell-properties fo:padding="0.097cm" fo:border-left="0.05pt solid #000000" fo:border-right="none" fo:border-top="none" fo:border-bottom="0.05pt solid #000000"/>
    </style:style>
    <style:style style:name="historique.C3" style:family="table-cell">
      <style:table-cell-properties fo:padding="0.097cm" fo:border-left="0.05pt solid #000000" fo:border-right="none" fo:border-top="none" fo:border-bottom="0.05pt solid #000000"/>
    </style:style>
    <style:style style:name="historique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6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8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9" style:family="paragraph" style:parent-style-name="Standard" style:list-style-name="L4">
      <style:text-properties style:font-name="Liberation Serif" fo:font-size="12pt" style:font-size-asian="12pt" style:font-size-complex="12pt"/>
    </style:style>
    <style:style style:name="P10" style:family="paragraph" style:parent-style-name="Standard" style:list-style-name="L5">
      <style:text-properties style:font-name="Liberation Serif" fo:font-size="12pt" style:font-size-asian="12pt" style:font-size-complex="12pt"/>
    </style:style>
    <style:style style:name="P11" style:family="paragraph" style:parent-style-name="Standard" style:list-style-name="L6">
      <style:text-properties style:font-name="Liberation Serif" fo:font-size="12pt" style:font-size-asian="12pt" style:font-size-complex="12pt"/>
    </style:style>
    <style:style style:name="P12" style:family="paragraph" style:parent-style-name="Standard" style:list-style-name="L7">
      <style:text-properties style:font-name="Liberation Serif" fo:font-size="12pt" officeooo:paragraph-rsid="002367ea" style:font-size-asian="12pt" style:font-size-complex="12pt"/>
    </style:style>
    <style:style style:name="P13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4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Table_20_Contents">
      <style:text-properties officeooo:rsid="0025c64a" officeooo:paragraph-rsid="0025c64a"/>
    </style:style>
    <style:style style:name="P17" style:family="paragraph" style:parent-style-name="Table_20_Contents">
      <style:text-properties officeooo:paragraph-rsid="0026efc9"/>
    </style:style>
    <style:style style:name="P18" style:family="paragraph" style:parent-style-name="Heading_20_2">
      <style:text-properties style:font-name="Liberation Serif" fo:font-size="14pt" style:font-size-asian="14pt" style:font-size-complex="14pt"/>
    </style:style>
    <style:style style:name="P19" style:family="paragraph" style:parent-style-name="Heading_20_2">
      <style:text-properties style:font-name="Liberation Serif" fo:font-size="14pt" officeooo:rsid="001b9cf7" style:font-size-asian="14pt" style:font-size-complex="14pt"/>
    </style:style>
    <style:style style:name="P20" style:family="paragraph" style:parent-style-name="Heading_20_2">
      <style:text-properties style:font-name="Liberation Serif" fo:font-size="14pt" officeooo:paragraph-rsid="002367ea" style:font-size-asian="14pt" style:font-size-complex="14pt"/>
    </style:style>
    <style:style style:name="P21" style:family="paragraph" style:parent-style-name="Heading_20_2">
      <style:text-properties style:font-name="Liberation Serif" fo:font-size="12pt" style:font-size-asian="12pt" style:font-size-complex="12pt"/>
    </style:style>
    <style:style style:name="P22" style:family="paragraph" style:parent-style-name="Heading_20_2">
      <style:text-properties style:font-name="Liberation Serif" fo:font-size="12pt" officeooo:paragraph-rsid="002367ea" style:font-size-asian="12pt" style:font-size-complex="12pt"/>
    </style:style>
    <style:style style:name="P23" style:family="paragraph" style:parent-style-name="Heading_20_2">
      <style:paragraph-properties fo:break-before="page"/>
      <style:text-properties style:font-name="Liberation Serif" fo:font-size="14pt" style:font-size-asian="14pt" style:font-size-complex="14pt"/>
    </style:style>
    <style:style style:name="P24" style:family="paragraph" style:parent-style-name="Heading_20_4">
      <style:text-properties style:font-name="Liberation Serif" fo:font-size="12pt" style:font-size-asian="12pt" style:font-size-complex="12pt"/>
    </style:style>
    <style:style style:name="P25" style:family="paragraph" style:parent-style-name="Heading_20_4">
      <style:text-properties style:font-name="Liberation Serif" fo:font-size="12pt" officeooo:paragraph-rsid="001fc41c" style:font-size-asian="12pt" style:font-size-complex="12pt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2" style:family="text">
      <style:text-properties officeooo:rsid="0026e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Ordre du jour réunion interne 3 – 20/11/2013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Table_20_Contents">Christophe Guieu</text:p>
          </table:table-cell>
          <table:table-cell table:style-name="Auteurs.B6" office:value-type="string">
            <text:p text:style-name="P17"><text:span text:style-name="T2">Michael Plong</text:span></text:p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P17"><text:span text:style-name="T2">Guillaume Rasolo</text:span></text:p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18/11/2013</text:p>
          </table:table-cell>
          <table:table-cell table:style-name="Auteurs.B7" office:value-type="string">
            <text:p text:style-name="Table_20_Contents">Approuvé le :<text:span text:style-name="T2">19/11/2013</text:span>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5">Michael Plong</text:p>
          </table:table-cell>
        </table:table-row>
        <table:table-row>
          <table:covered-table-cell/>
          <table:table-cell table:style-name="Diffusion.B7" office:value-type="string">
            <text:p text:style-name="P5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string">
            <text:p text:style-name="Table_20_Contents">1.0</text:p>
          </table:table-cell>
          <table:table-cell table:style-name="historique.C2" office:value-type="string">
            <text:p text:style-name="Table_20_Contents">Christophe Guieu</text:p>
          </table:table-cell>
          <table:table-cell table:style-name="historique.C2" office:value-type="string">
            <text:p text:style-name="Table_20_Contents">18/11/2013</text:p>
          </table:table-cell>
          <table:table-cell table:style-name="historique.D2" office:value-type="string">
            <text:p text:style-name="Table_20_Contents">Création document.</text:p>
          </table:table-cell>
        </table:table-row>
        <table:table-row>
          <table:table-cell table:style-name="historique.A3" office:value-type="string">
            <text:p text:style-name="P16">1.1</text:p>
          </table:table-cell>
          <table:table-cell table:style-name="historique.C3" office:value-type="string">
            <text:p text:style-name="P16">Guillaume Rasolo</text:p>
          </table:table-cell>
          <table:table-cell table:style-name="historique.C3" office:value-type="string">
            <text:p text:style-name="P16">18/11/2013</text:p>
          </table:table-cell>
          <table:table-cell table:style-name="historique.D3" office:value-type="string">
            <text:p text:style-name="P16">Modification.</text:p>
          </table:table-cell>
        </table:table-row>
      </table:table>
      <text:p text:style-name="Standard"/>
      <text:h text:style-name="P23" text:outline-level="2">Ordre du jour</text:h>
      <text:list xml:id="list1044784711" text:style-name="L1">
        <text:list-item>
          <text:p text:style-name="P7">Présentation de l'analyse fonctionnelle.</text:p>
        </text:list-item>
        <text:list-item>
          <text:p text:style-name="P7">Présentation du livrable actuel et des prototypes.</text:p>
        </text:list-item>
      </text:list>
      <text:p text:style-name="P6"/>
      <text:h text:style-name="P19" text:outline-level="2">Évolution du projet</text:h>
      <text:h text:style-name="P24" text:outline-level="4">1) Spécification :</text:h>
      <text:list xml:id="list2155857287" text:style-name="L2">
        <text:list-item>
          <text:p text:style-name="P8">Cas d'utilisation étudié :</text:p>
          <text:list>
            <text:list-item>
              <text:p text:style-name="P13">Déplacement du joueur avec collision.</text:p>
            </text:list-item>
          </text:list>
        </text:list-item>
      </text:list>
      <text:h text:style-name="P24" text:outline-level="4">2) Dossier d'analyse des risques.</text:h>
      <text:list xml:id="list427602917" text:style-name="L3">
        <text:list-item>
          <text:p text:style-name="P14">Mise à jour effectué.</text:p>
        </text:list-item>
      </text:list>
      <text:h text:style-name="P24" text:outline-level="4">3) Analyse fonctionnelle :</text:h>
      <text:list xml:id="list354628958" text:style-name="L4">
        <text:list-item>
          <text:p text:style-name="P9">Élaboration du Modèle du domaine.</text:p>
        </text:list-item>
      </text:list>
      <text:list xml:id="list1258943040" text:style-name="L5">
        <text:list-item>
          <text:p text:style-name="P10">Élaboration du diagramme de séquence.</text:p>
        </text:list-item>
        <text:list-item>
          <text:p text:style-name="P10">Élaboration du Diagrammes d’interaction.</text:p>
        </text:list-item>
        <text:list-item>
          <text:p text:style-name="P10">Élaboration du Diagramme d'activité.</text:p>
        </text:list-item>
        <text:list-item>
          <text:p text:style-name="P10">Élaboration du Diagramme de navigation.</text:p>
        </text:list-item>
      </text:list>
      <text:h text:style-name="P25" text:outline-level="4">4) Réalisation</text:h>
      <text:list xml:id="list1743562445" text:style-name="L6">
        <text:list-item>
          <text:p text:style-name="P11">Élaboration d'une démonstration livrable.</text:p>
        </text:list-item>
        <text:list-item>
          <text:p text:style-name="P11">Élaboration du Prototype technique « Sauvegarde des données ».</text:p>
        </text:list-item>
        <text:list-item>
          <text:p text:style-name="P11">Élaboration du Prototype technique « Réseau - sérialisation ».</text:p>
        </text:list-item>
      </text:list>
      <text:h text:style-name="P22" text:outline-level="2"/>
      <text:h text:style-name="P20" text:outline-level="2">Prévision itération 4</text:h>
      <text:p text:style-name="P6">Changement prévu par rapport à l'itération 3 :</text:p>
      <text:list xml:id="list344679240" text:style-name="L7">
        <text:list-item>
          <text:p text:style-name="P12">Analyse fonctionnelle : durée conservé.</text:p>
        </text:list-item>
        <text:list-item>
          <text:p text:style-name="P12">Élaboration de Prototype : durée raccourcie.</text:p>
        </text:list-item>
      </text:list>
      <text:h text:style-name="P21" text:outline-level="2"/>
      <text:h text:style-name="P18" text:outline-level="2">Problèmes à résoudre</text:h>
      <text:h text:style-name="P18" text:outline-level="2">Questions divers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19T13:35:46</dc:date>
    <meta:editing-duration>PT13M48S</meta:editing-duration>
    <meta:editing-cycles>17</meta:editing-cycles>
    <meta:generator>LibreOffice/3.6$Linux_x86 LibreOffice_project/e183d5b-f8ccaf6-3804794-95b4be8-895629</meta:generator>
    <dc:creator>GUIEU Christophe</dc:creator>
    <meta:document-statistic meta:table-count="4" meta:image-count="0" meta:object-count="0" meta:page-count="2" meta:paragraph-count="64" meta:word-count="206" meta:character-count="1345" meta:non-whitespace-character-count="1218"/>
  </office:meta>
</office:document-meta>
</file>